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4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un full sequence without any added timing steps:</text:p>
          </table:table-cell>
          <table:table-cell office:value-type="string" calcext:value-type="string">
            <text:p>280 us</text:p>
          </table:table-cell>
          <table:table-cell office:value-type="string" calcext:value-type="string">
            <text:p>23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 full sequence with one added timing steps:</text:p>
          </table:table-cell>
          <table:table-cell office:value-type="string" calcext:value-type="string">
            <text:p>280 us</text:p>
          </table:table-cell>
          <table:table-cell office:value-type="string" calcext:value-type="string">
            <text:p>20 us</text:p>
          </table:table-cell>
          <table:table-cell table:number-columns-repeated="12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Masking (thresholding) A and B</text:p>
          </table:table-cell>
          <table:table-cell office:value-type="string" calcext:value-type="string">
            <text:p>8.07 us</text:p>
          </table:table-cell>
          <table:table-cell office:value-type="string" calcext:value-type="string">
            <text:p>.57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 A==B</text:p>
          </table:table-cell>
          <table:table-cell office:value-type="string" calcext:value-type="string">
            <text:p>8.13 us</text:p>
          </table:table-cell>
          <table:table-cell office:value-type="string" calcext:value-type="string">
            <text:p>.52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→ ibid with first timing command uncommented</text:p>
          </table:table-cell>
          <table:table-cell office:value-type="string" calcext:value-type="string">
            <text:p>9.39 us</text:p>
          </table:table-cell>
          <table:table-cell office:value-type="string" calcext:value-type="string">
            <text:p>.51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ssing LUT</text:p>
          </table:table-cell>
          <table:table-cell office:value-type="string" calcext:value-type="string">
            <text:p>9.45 us</text:p>
          </table:table-cell>
          <table:table-cell office:value-type="string" calcext:value-type="string">
            <text:p>.61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→ ibid with first two timing commands</text:p>
          </table:table-cell>
          <table:table-cell office:value-type="string" calcext:value-type="string">
            <text:p>11.76 us</text:p>
          </table:table-cell>
          <table:table-cell office:value-type="string" calcext:value-type="string">
            <text:p>0.54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sk AB, comp AB, mask C</text:p>
          </table:table-cell>
          <table:table-cell office:value-type="string" calcext:value-type="string">
            <text:p>11.78 us</text:p>
          </table:table-cell>
          <table:table-cell office:value-type="string" calcext:value-type="string">
            <text:p>1.06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→ ibid with first timing command uncommented</text:p>
          </table:table-cell>
          <table:table-cell office:value-type="string" calcext:value-type="string">
            <text:p>12.79 us</text:p>
          </table:table-cell>
          <table:table-cell office:value-type="string" calcext:value-type="string">
            <text:p>.78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sk AB, comp AB, mask C, access LUT</text:p>
          </table:table-cell>
          <table:table-cell office:value-type="string" calcext:value-type="string">
            <text:p>12.99 us</text:p>
          </table:table-cell>
          <table:table-cell office:value-type="string" calcext:value-type="string">
            <text:p>1.15 us</text:p>
          </table:table-cell>
          <table:table-cell table:number-columns-repeated="12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running with 2 qubit gates with N gates: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.8" calcext:value-type="float">
            <text:p>2.8</text:p>
          </table:table-cell>
          <table:table-cell table:formula="of:=[.B29]-[.B28]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3.8" calcext:value-type="float">
            <text:p>3.8</text:p>
          </table:table-cell>
          <table:table-cell table:formula="of:=[.B30]-[.B29]" office:value-type="float" office:value="8" calcext:value-type="float">
            <text:p>8</text:p>
          </table:table-cell>
          <table:table-cell table:formula="of:=ABS([.D30])" office:value-type="float" office:value="8" calcext:value-type="float">
            <text:p>8</text:p>
          </table:table-cell>
          <table:table-cell table:formula="of:=SUM([.E30:.E42])/13" office:value-type="float" office:value="9.07692307692308" calcext:value-type="float">
            <text:p>9.076923076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5.1" calcext:value-type="float">
            <text:p>5.1</text:p>
          </table:table-cell>
          <table:table-cell table:formula="of:=[.B31]-[.B30]" office:value-type="float" office:value="14" calcext:value-type="float">
            <text:p>14</text:p>
          </table:table-cell>
          <table:table-cell table:formula="of:=ABS([.D31])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7.2" calcext:value-type="float">
            <text:p>7.2</text:p>
          </table:table-cell>
          <table:table-cell table:formula="of:=[.B32]-[.B31]" office:value-type="float" office:value="9" calcext:value-type="float">
            <text:p>9</text:p>
          </table:table-cell>
          <table:table-cell table:formula="of:=ABS([.D32]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7.8" calcext:value-type="float">
            <text:p>7.8</text:p>
          </table:table-cell>
          <table:table-cell table:formula="of:=[.B33]-[.B32]" office:value-type="float" office:value="8" calcext:value-type="float">
            <text:p>8</text:p>
          </table:table-cell>
          <table:table-cell table:formula="of:=ABS([.D33]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1.5" calcext:value-type="float">
            <text:p>11.5</text:p>
          </table:table-cell>
          <table:table-cell table:formula="of:=[.B34]-[.B33]" office:value-type="float" office:value="7" calcext:value-type="float">
            <text:p>7</text:p>
          </table:table-cell>
          <table:table-cell table:formula="of:=ABS([.D34]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table:formula="of:=[.B35]-[.B34]" office:value-type="float" office:value="16" calcext:value-type="float">
            <text:p>16</text:p>
          </table:table-cell>
          <table:table-cell table:formula="of:=ABS([.D35]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7.3" calcext:value-type="float">
            <text:p>17.3</text:p>
          </table:table-cell>
          <table:table-cell table:formula="of:=[.B36]-[.B35]" office:value-type="float" office:value="7" calcext:value-type="float">
            <text:p>7</text:p>
          </table:table-cell>
          <table:table-cell table:formula="of:=ABS([.D36]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office:value-type="float" office:value="13.4" calcext:value-type="float">
            <text:p>13.4</text:p>
          </table:table-cell>
          <table:table-cell table:formula="of:=[.B37]-[.B36]" office:value-type="float" office:value="-4" calcext:value-type="float">
            <text:p>-4</text:p>
          </table:table-cell>
          <table:table-cell table:formula="of:=ABS([.D37]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float" office:value="18.6" calcext:value-type="float">
            <text:p>18.6</text:p>
          </table:table-cell>
          <table:table-cell table:formula="of:=[.B38]-[.B37]" office:value-type="float" office:value="12" calcext:value-type="float">
            <text:p>12</text:p>
          </table:table-cell>
          <table:table-cell table:formula="of:=ABS([.D38]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table:formula="of:=[.B39]-[.B38]" office:value-type="float" office:value="8" calcext:value-type="float">
            <text:p>8</text:p>
          </table:table-cell>
          <table:table-cell table:formula="of:=ABS([.D39]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table:formula="of:=[.B40]-[.B39]" office:value-type="float" office:value="4" calcext:value-type="float">
            <text:p>4</text:p>
          </table:table-cell>
          <table:table-cell table:formula="of:=ABS([.D40]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table:formula="of:=[.B41]-[.B40]" office:value-type="float" office:value="-12" calcext:value-type="float">
            <text:p>-12</text:p>
          </table:table-cell>
          <table:table-cell table:formula="of:=ABS([.D41]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table:formula="of:=[.B42]-[.B41]" office:value-type="float" office:value="9" calcext:value-type="float">
            <text:p>9</text:p>
          </table:table-cell>
          <table:table-cell table:formula="of:=ABS([.D42]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ithin runseq1 with no ga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_ini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107.08331200000001, 113.86575200000001, 126.35861600000001, 129.68417600000001, 131.8688159999999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t dds phase</text:p>
          </table:table-cell>
          <table:table-cell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lay_mu etc.</text:p>
          </table:table-cell>
          <table:table-cell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 statement</text:p>
          </table:table-cell>
          <table:table-cell office:value-type="float" office:value="124" calcext:value-type="float">
            <text:p>12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ithin runseq1 with one ga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_ini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111.42067200000001, 117.45612800000001, 154.48406400000002, 157.84421600000002, 180.1686720000000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t dds phase</text:p>
          </table:table-cell>
          <table:table-cell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lay_mu etc.</text:p>
          </table:table-cell>
          <table:table-cell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 statement</text:p>
          </table:table-cell>
          <table:table-cell office:value-type="float" office:value="124" calcext:value-type="float">
            <text:p>12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runseq1 with 0 gates and each timing above in a list</text:p>
          </table:table-cell>
          <table:table-cell/>
          <table:table-cell office:value-type="string" calcext:value-type="string">
            <text:p>[107.08331200000001, 113.86575200000001, 126.35861600000001, 129.68417600000001, 131.86881599999998]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11.42067200000001, 117.45612800000001, 154.48406400000002, 157.84421600000002, 180.16867200000002]</text:p>
          </table:table-cell>
          <table:table-cell table:number-columns-repeated="7"/>
          <table:table-cell table:formula="of:=180-158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06.15576000000001, 112.48776000000001, 151.31217599999999, 154.37830400000001, 187.32940800000000]</text:p>
          </table:table-cell>
          <table:table-cell table:number-columns-repeated="7"/>
          <table:table-cell table:formula="of:=187-154" office:value-type="float" office:value="33" calcext:value-type="float">
            <text:p>33</text:p>
          </table:table-cell>
          <table:table-cell table:formula="of:=[.K60]-[.K59]" office:value-type="float" office:value="11" calcext:value-type="float">
            <text:p>11</text:p>
          </table:table-cell>
          <table:table-cell table:formula="of:=ABS([.L60])" office:value-type="float" office:value="11" calcext:value-type="float">
            <text:p>11</text:p>
          </table:table-cell>
          <table:table-cell table:formula="of:=SUM([.M60:.M72])/13" office:value-type="float" office:value="11.5384615384615" calcext:value-type="float">
            <text:p>11.53846153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08.02964800000001, 113.96633600000001, 151.04339199999998, 154.22890400000003, 197.79814400000004]</text:p>
          </table:table-cell>
          <table:table-cell table:number-columns-repeated="7"/>
          <table:table-cell table:formula="of:=198-154" office:value-type="float" office:value="44" calcext:value-type="float">
            <text:p>44</text:p>
          </table:table-cell>
          <table:table-cell table:formula="of:=[.K61]-[.K60]" office:value-type="float" office:value="11" calcext:value-type="float">
            <text:p>11</text:p>
          </table:table-cell>
          <table:table-cell table:formula="of:=ABS([.L6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12.09360000000001, 118.40054400000001, 154.99127999999999, 158.17825600000001, 220.23856000000001]</text:p>
          </table:table-cell>
          <table:table-cell table:number-columns-repeated="7"/>
          <table:table-cell table:formula="of:=220-158" office:value-type="float" office:value="62" calcext:value-type="float">
            <text:p>62</text:p>
          </table:table-cell>
          <table:table-cell table:formula="of:=[.K62]-[.K61]" office:value-type="float" office:value="18" calcext:value-type="float">
            <text:p>18</text:p>
          </table:table-cell>
          <table:table-cell table:formula="of:=ABS([.L6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10.33378399999999, 116.16526400000001, 153.11006400000002, 156.41704800000002, 212.69861600000002]</text:p>
          </table:table-cell>
          <table:table-cell table:number-columns-repeated="7"/>
          <table:table-cell table:formula="of:=213-156" office:value-type="float" office:value="57" calcext:value-type="float">
            <text:p>57</text:p>
          </table:table-cell>
          <table:table-cell table:formula="of:=[.K63]-[.K62]" office:value-type="float" office:value="-5" calcext:value-type="float">
            <text:p>-5</text:p>
          </table:table-cell>
          <table:table-cell table:formula="of:=ABS([.L6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108.40604800000001, 114.83297600000002, 153.68645599999999, 156.90630400000001, 222.54528800000000]</text:p>
          </table:table-cell>
          <table:table-cell table:number-columns-repeated="7"/>
          <table:table-cell table:formula="of:=223-157" office:value-type="float" office:value="66" calcext:value-type="float">
            <text:p>66</text:p>
          </table:table-cell>
          <table:table-cell table:formula="of:=[.K64]-[.K63]" office:value-type="float" office:value="9" calcext:value-type="float">
            <text:p>9</text:p>
          </table:table-cell>
          <table:table-cell table:formula="of:=ABS([.L6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110.51263200000001, 116.46184000000001, 153.67939200000004, 157.02976799999999, 236.93222400000002]</text:p>
          </table:table-cell>
          <table:table-cell table:number-columns-repeated="7"/>
          <table:table-cell table:formula="of:=237-157" office:value-type="float" office:value="80" calcext:value-type="float">
            <text:p>80</text:p>
          </table:table-cell>
          <table:table-cell table:formula="of:=[.K65]-[.K64]" office:value-type="float" office:value="14" calcext:value-type="float">
            <text:p>14</text:p>
          </table:table-cell>
          <table:table-cell table:formula="of:=ABS([.L65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110.60133600000001, 117.05235200000001, 153.83658400000004, 156.98020000000002, 249.08652800000002]</text:p>
          </table:table-cell>
          <table:table-cell table:number-columns-repeated="7"/>
          <table:table-cell table:formula="of:=249-157" office:value-type="float" office:value="92" calcext:value-type="float">
            <text:p>92</text:p>
          </table:table-cell>
          <table:table-cell table:formula="of:=[.K66]-[.K65]" office:value-type="float" office:value="12" calcext:value-type="float">
            <text:p>12</text:p>
          </table:table-cell>
          <table:table-cell table:formula="of:=ABS([.L6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114.55484800000001, 120.75015200000001, 157.71017600000002, 161.00467999999998, 244.86162400000001]</text:p>
          </table:table-cell>
          <table:table-cell table:number-columns-repeated="7"/>
          <table:table-cell table:formula="of:=245-161" office:value-type="float" office:value="84" calcext:value-type="float">
            <text:p>84</text:p>
          </table:table-cell>
          <table:table-cell table:formula="of:=[.K67]-[.K66]" office:value-type="float" office:value="-8" calcext:value-type="float">
            <text:p>-8</text:p>
          </table:table-cell>
          <table:table-cell table:formula="of:=ABS([.L6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108.46858400000001, 115.31840000000001, 155.11862400000001, 158.32542400000001, 245.57654399999998]</text:p>
          </table:table-cell>
          <table:table-cell table:number-columns-repeated="7"/>
          <table:table-cell table:formula="of:=246-158" office:value-type="float" office:value="88" calcext:value-type="float">
            <text:p>88</text:p>
          </table:table-cell>
          <table:table-cell table:formula="of:=[.K68]-[.K67]" office:value-type="float" office:value="4" calcext:value-type="float">
            <text:p>4</text:p>
          </table:table-cell>
          <table:table-cell table:formula="of:=ABS([.L6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112.90152000000002, 119.34042400000001, 157.41608800000003, 161.33744000000002, 272.29347200000001]</text:p>
          </table:table-cell>
          <table:table-cell table:number-columns-repeated="7"/>
          <table:table-cell table:formula="of:=272-161" office:value-type="float" office:value="111" calcext:value-type="float">
            <text:p>111</text:p>
          </table:table-cell>
          <table:table-cell table:formula="of:=[.K69]-[.K68]" office:value-type="float" office:value="23" calcext:value-type="float">
            <text:p>23</text:p>
          </table:table-cell>
          <table:table-cell table:formula="of:=ABS([.L69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111.46140799999999, 118.16146400000001, 154.71204800000001, 158.09654399999999, 275.21631199999996]</text:p>
          </table:table-cell>
          <table:table-cell table:number-columns-repeated="7"/>
          <table:table-cell table:formula="of:=275-158" office:value-type="float" office:value="117" calcext:value-type="float">
            <text:p>117</text:p>
          </table:table-cell>
          <table:table-cell table:formula="of:=[.K70]-[.K69]" office:value-type="float" office:value="6" calcext:value-type="float">
            <text:p>6</text:p>
          </table:table-cell>
          <table:table-cell table:formula="of:=ABS([.L7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112.95662400000001, 118.85680800000000, 156.25726400000002, 159.60976000000002, 255.62992800000001]</text:p>
          </table:table-cell>
          <table:table-cell table:number-columns-repeated="7"/>
          <table:table-cell table:formula="of:=256-160" office:value-type="float" office:value="96" calcext:value-type="float">
            <text:p>96</text:p>
          </table:table-cell>
          <table:table-cell table:formula="of:=[.K71]-[.K70]" office:value-type="float" office:value="-21" calcext:value-type="float">
            <text:p>-21</text:p>
          </table:table-cell>
          <table:table-cell table:formula="of:=ABS([.L71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110.99280800000003, 117.96936800000000, 157.55948000000004, 160.63653600000004, 265.17817599999995]</text:p>
          </table:table-cell>
          <table:table-cell table:number-columns-repeated="7"/>
          <table:table-cell table:formula="of:=265-161" office:value-type="float" office:value="104" calcext:value-type="float">
            <text:p>104</text:p>
          </table:table-cell>
          <table:table-cell table:formula="of:=[.K72]-[.K71]" office:value-type="float" office:value="8" calcext:value-type="float">
            <text:p>8</text:p>
          </table:table-cell>
          <table:table-cell table:formula="of:=ABS([.L7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fter changing Gi to be symmetric with Gx and Gy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.588544" calcext:value-type="float">
            <text:p>104.588544</text:p>
          </table:table-cell>
          <table:table-cell office:value-type="float" office:value="109.895792" calcext:value-type="float">
            <text:p>109.895792</text:p>
          </table:table-cell>
          <table:table-cell office:value-type="float" office:value="106.330616" calcext:value-type="float">
            <text:p>106.330616</text:p>
          </table:table-cell>
          <table:table-cell office:value-type="float" office:value="106.88644" calcext:value-type="float">
            <text:p>106.88644</text:p>
          </table:table-cell>
          <table:table-cell office:value-type="float" office:value="109.632304" calcext:value-type="float">
            <text:p>109.632304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09.222992" calcext:value-type="float">
            <text:p>109.222992</text:p>
          </table:table-cell>
          <table:table-cell office:value-type="float" office:value="110.6908" calcext:value-type="float">
            <text:p>110.6908</text:p>
          </table:table-cell>
          <table:table-cell office:value-type="float" office:value="112.917072" calcext:value-type="float">
            <text:p>112.917072</text:p>
          </table:table-cell>
          <table:table-cell office:value-type="float" office:value="113.080064" calcext:value-type="float">
            <text:p>113.080064</text:p>
          </table:table-cell>
          <table:table-cell office:value-type="float" office:value="113.17976" calcext:value-type="float">
            <text:p>113.17976</text:p>
          </table:table-cell>
          <table:table-cell office:value-type="float" office:value="111.205416" calcext:value-type="float">
            <text:p>111.205416</text:p>
          </table:table-cell>
          <table:table-cell office:value-type="float" office:value="109.462944" calcext:value-type="float">
            <text:p>109.462944</text:p>
          </table:table-cell>
          <table:table-cell office:value-type="float" office:value="112.423264" calcext:value-type="float">
            <text:p>112.423264</text:p>
          </table:table-cell>
          <table:table-cell office:value-type="float" office:value="108.189368" calcext:value-type="float">
            <text:p>108.189368</text:p>
          </table:table-cell>
        </table:table-row>
        <table:table-row table:style-name="ro1">
          <table:table-cell office:value-type="float" office:value="111.048264" calcext:value-type="float">
            <text:p>111.048264</text:p>
          </table:table-cell>
          <table:table-cell office:value-type="float" office:value="116.532056" calcext:value-type="float">
            <text:p>116.532056</text:p>
          </table:table-cell>
          <table:table-cell office:value-type="float" office:value="112.840816" calcext:value-type="float">
            <text:p>112.840816</text:p>
          </table:table-cell>
          <table:table-cell office:value-type="float" office:value="112.98424" calcext:value-type="float">
            <text:p>112.98424</text:p>
          </table:table-cell>
          <table:table-cell office:value-type="float" office:value="116.291408" calcext:value-type="float">
            <text:p>116.291408</text:p>
          </table:table-cell>
          <table:table-cell office:value-type="float" office:value="115.700512" calcext:value-type="float">
            <text:p>115.700512</text:p>
          </table:table-cell>
          <table:table-cell office:value-type="float" office:value="115.8886" calcext:value-type="float">
            <text:p>115.8886</text:p>
          </table:table-cell>
          <table:table-cell office:value-type="float" office:value="116.831464" calcext:value-type="float">
            <text:p>116.831464</text:p>
          </table:table-cell>
          <table:table-cell office:value-type="float" office:value="119.587312" calcext:value-type="float">
            <text:p>119.587312</text:p>
          </table:table-cell>
          <table:table-cell office:value-type="float" office:value="119.922728" calcext:value-type="float">
            <text:p>119.922728</text:p>
          </table:table-cell>
          <table:table-cell office:value-type="float" office:value="120.190256" calcext:value-type="float">
            <text:p>120.190256</text:p>
          </table:table-cell>
          <table:table-cell office:value-type="float" office:value="118.036472" calcext:value-type="float">
            <text:p>118.036472</text:p>
          </table:table-cell>
          <table:table-cell office:value-type="float" office:value="116.168648" calcext:value-type="float">
            <text:p>116.168648</text:p>
          </table:table-cell>
          <table:table-cell office:value-type="float" office:value="119.025504" calcext:value-type="float">
            <text:p>119.025504</text:p>
          </table:table-cell>
          <table:table-cell office:value-type="float" office:value="115.092416" calcext:value-type="float">
            <text:p>115.092416</text:p>
          </table:table-cell>
        </table:table-row>
        <table:table-row table:style-name="ro1">
          <table:table-cell office:value-type="float" office:value="123.39312" calcext:value-type="float">
            <text:p>123.39312</text:p>
          </table:table-cell>
          <table:table-cell office:value-type="float" office:value="153.791712" calcext:value-type="float">
            <text:p>153.791712</text:p>
          </table:table-cell>
          <table:table-cell office:value-type="float" office:value="151.487312" calcext:value-type="float">
            <text:p>151.487312</text:p>
          </table:table-cell>
          <table:table-cell office:value-type="float" office:value="150.231104" calcext:value-type="float">
            <text:p>150.231104</text:p>
          </table:table-cell>
          <table:table-cell office:value-type="float" office:value="152.425336" calcext:value-type="float">
            <text:p>152.425336</text:p>
          </table:table-cell>
          <table:table-cell office:value-type="float" office:value="152.833056" calcext:value-type="float">
            <text:p>152.833056</text:p>
          </table:table-cell>
          <table:table-cell office:value-type="float" office:value="154.591896" calcext:value-type="float">
            <text:p>154.591896</text:p>
          </table:table-cell>
          <table:table-cell office:value-type="float" office:value="154.34248" calcext:value-type="float">
            <text:p>154.34248</text:p>
          </table:table-cell>
          <table:table-cell office:value-type="float" office:value="155.99272" calcext:value-type="float">
            <text:p>155.99272</text:p>
          </table:table-cell>
          <table:table-cell office:value-type="float" office:value="157.098088" calcext:value-type="float">
            <text:p>157.098088</text:p>
          </table:table-cell>
          <table:table-cell office:value-type="float" office:value="160.37916" calcext:value-type="float">
            <text:p>160.37916</text:p>
          </table:table-cell>
          <table:table-cell office:value-type="float" office:value="155.689336" calcext:value-type="float">
            <text:p>155.689336</text:p>
          </table:table-cell>
          <table:table-cell office:value-type="float" office:value="152.360792" calcext:value-type="float">
            <text:p>152.360792</text:p>
          </table:table-cell>
          <table:table-cell office:value-type="float" office:value="156.555736" calcext:value-type="float">
            <text:p>156.555736</text:p>
          </table:table-cell>
          <table:table-cell office:value-type="float" office:value="154.648072" calcext:value-type="float">
            <text:p>154.648072</text:p>
          </table:table-cell>
        </table:table-row>
        <table:table-row table:style-name="ro1">
          <table:table-cell office:value-type="float" office:value="126.778272" calcext:value-type="float">
            <text:p>126.778272</text:p>
          </table:table-cell>
          <table:table-cell office:value-type="float" office:value="157.196704" calcext:value-type="float">
            <text:p>157.196704</text:p>
          </table:table-cell>
          <table:table-cell office:value-type="float" office:value="154.767576" calcext:value-type="float">
            <text:p>154.767576</text:p>
          </table:table-cell>
          <table:table-cell office:value-type="float" office:value="153.618048" calcext:value-type="float">
            <text:p>153.618048</text:p>
          </table:table-cell>
          <table:table-cell office:value-type="float" office:value="155.961456" calcext:value-type="float">
            <text:p>155.961456</text:p>
          </table:table-cell>
          <table:table-cell office:value-type="float" office:value="156.242312" calcext:value-type="float">
            <text:p>156.242312</text:p>
          </table:table-cell>
          <table:table-cell office:value-type="float" office:value="157.939528" calcext:value-type="float">
            <text:p>157.939528</text:p>
          </table:table-cell>
          <table:table-cell office:value-type="float" office:value="157.86004" calcext:value-type="float">
            <text:p>157.86004</text:p>
          </table:table-cell>
          <table:table-cell office:value-type="float" office:value="159.364728" calcext:value-type="float">
            <text:p>159.364728</text:p>
          </table:table-cell>
          <table:table-cell office:value-type="float" office:value="160.537848" calcext:value-type="float">
            <text:p>160.537848</text:p>
          </table:table-cell>
          <table:table-cell office:value-type="float" office:value="163.769" calcext:value-type="float">
            <text:p>163.769</text:p>
          </table:table-cell>
          <table:table-cell office:value-type="float" office:value="159.554688" calcext:value-type="float">
            <text:p>159.554688</text:p>
          </table:table-cell>
          <table:table-cell office:value-type="float" office:value="156.016736" calcext:value-type="float">
            <text:p>156.016736</text:p>
          </table:table-cell>
          <table:table-cell office:value-type="float" office:value="160.145968" calcext:value-type="float">
            <text:p>160.145968</text:p>
          </table:table-cell>
          <table:table-cell office:value-type="float" office:value="157.970024" calcext:value-type="float">
            <text:p>157.970024</text:p>
          </table:table-cell>
        </table:table-row>
        <table:table-row table:style-name="ro1">
          <table:table-cell office:value-type="float" office:value="128.943152" calcext:value-type="float">
            <text:p>128.943152</text:p>
          </table:table-cell>
          <table:table-cell office:value-type="float" office:value="179.980392" calcext:value-type="float">
            <text:p>179.980392</text:p>
          </table:table-cell>
          <table:table-cell office:value-type="float" office:value="190.037632" calcext:value-type="float">
            <text:p>190.037632</text:p>
          </table:table-cell>
          <table:table-cell office:value-type="float" office:value="198.971824" calcext:value-type="float">
            <text:p>198.971824</text:p>
          </table:table-cell>
          <table:table-cell office:value-type="float" office:value="217.2686" calcext:value-type="float">
            <text:p>217.2686</text:p>
          </table:table-cell>
          <table:table-cell office:value-type="float" office:value="230.788816" calcext:value-type="float">
            <text:p>230.788816</text:p>
          </table:table-cell>
          <table:table-cell office:value-type="float" office:value="245.809152" calcext:value-type="float">
            <text:p>245.809152</text:p>
          </table:table-cell>
          <table:table-cell office:value-type="float" office:value="259.289672" calcext:value-type="float">
            <text:p>259.289672</text:p>
          </table:table-cell>
          <table:table-cell office:value-type="float" office:value="268.14048" calcext:value-type="float">
            <text:p>268.14048</text:p>
          </table:table-cell>
          <table:table-cell office:value-type="float" office:value="288.401832" calcext:value-type="float">
            <text:p>288.401832</text:p>
          </table:table-cell>
          <table:table-cell office:value-type="float" office:value="308.757568" calcext:value-type="float">
            <text:p>308.757568</text:p>
          </table:table-cell>
          <table:table-cell office:value-type="float" office:value="310.310128" calcext:value-type="float">
            <text:p>310.310128</text:p>
          </table:table-cell>
          <table:table-cell office:value-type="float" office:value="313.69556" calcext:value-type="float">
            <text:p>313.69556</text:p>
          </table:table-cell>
          <table:table-cell office:value-type="float" office:value="337.237144" calcext:value-type="float">
            <text:p>337.237144</text:p>
          </table:table-cell>
          <table:table-cell office:value-type="float" office:value="344.137928" calcext:value-type="float">
            <text:p>344.137928</text:p>
          </table:table-cell>
        </table:table-row>
        <table:table-row table:style-name="ro1">
          <table:table-cell/>
          <table:table-cell table:formula="of:=[.B76]-[.A76]" office:value-type="float" office:value="5.307248" calcext:value-type="float">
            <text:p>5.307248</text:p>
          </table:table-cell>
          <table:table-cell table:formula="of:=[.C76]-[.B76]" office:value-type="float" office:value="-3.56517599999999" calcext:value-type="float">
            <text:p>-3.565176</text:p>
          </table:table-cell>
          <table:table-cell table:formula="of:=[.D76]-[.C76]" office:value-type="float" office:value="0.555823999999987" calcext:value-type="float">
            <text:p>0.555824</text:p>
          </table:table-cell>
          <table:table-cell table:formula="of:=[.E76]-[.D76]" office:value-type="float" office:value="2.74586400000001" calcext:value-type="float">
            <text:p>2.745864</text:p>
          </table:table-cell>
          <table:table-cell table:formula="of:=[.F76]-[.E76]" office:value-type="float" office:value="-0.489304000000004" calcext:value-type="float">
            <text:p>-0.489304</text:p>
          </table:table-cell>
          <table:table-cell table:formula="of:=[.G76]-[.F76]" office:value-type="float" office:value="0.0799920000000043" calcext:value-type="float">
            <text:p>0.079992</text:p>
          </table:table-cell>
          <table:table-cell table:formula="of:=[.H76]-[.G76]" office:value-type="float" office:value="1.46780799999999" calcext:value-type="float">
            <text:p>1.467808</text:p>
          </table:table-cell>
          <table:table-cell table:formula="of:=[.I76]-[.H76]" office:value-type="float" office:value="2.22627200000001" calcext:value-type="float">
            <text:p>2.226272</text:p>
          </table:table-cell>
          <table:table-cell table:formula="of:=[.J76]-[.I76]" office:value-type="float" office:value="0.162991999999988" calcext:value-type="float">
            <text:p>0.162992</text:p>
          </table:table-cell>
          <table:table-cell table:formula="of:=[.K76]-[.J76]" office:value-type="float" office:value="0.0996960000000087" calcext:value-type="float">
            <text:p>0.099696</text:p>
          </table:table-cell>
          <table:table-cell table:formula="of:=[.L76]-[.K76]" office:value-type="float" office:value="-1.974344" calcext:value-type="float">
            <text:p>-1.974344</text:p>
          </table:table-cell>
          <table:table-cell table:formula="of:=[.M76]-[.L76]" office:value-type="float" office:value="-1.74247200000001" calcext:value-type="float">
            <text:p>-1.742472</text:p>
          </table:table-cell>
          <table:table-cell table:formula="of:=[.N76]-[.M76]" office:value-type="float" office:value="2.96032000000001" calcext:value-type="float">
            <text:p>2.96032</text:p>
          </table:table-cell>
          <table:table-cell table:formula="of:=[.O76]-[.N76]" office:value-type="float" office:value="-4.233896" calcext:value-type="float">
            <text:p>-4.233896</text:p>
          </table:table-cell>
        </table:table-row>
        <table:table-row table:style-name="ro1">
          <table:table-cell/>
          <table:table-cell table:formula="of:=[.B77]-[.A77]" office:value-type="float" office:value="5.48379199999999" calcext:value-type="float">
            <text:p>5.483792</text:p>
          </table:table-cell>
          <table:table-cell table:formula="of:=[.C77]-[.B77]" office:value-type="float" office:value="-3.69123999999999" calcext:value-type="float">
            <text:p>-3.69124</text:p>
          </table:table-cell>
          <table:table-cell table:formula="of:=[.D77]-[.C77]" office:value-type="float" office:value="0.143423999999996" calcext:value-type="float">
            <text:p>0.143424</text:p>
          </table:table-cell>
          <table:table-cell table:formula="of:=[.E77]-[.D77]" office:value-type="float" office:value="3.307168" calcext:value-type="float">
            <text:p>3.307168</text:p>
          </table:table-cell>
          <table:table-cell table:formula="of:=[.F77]-[.E77]" office:value-type="float" office:value="-0.590896000000001" calcext:value-type="float">
            <text:p>-0.590896</text:p>
          </table:table-cell>
          <table:table-cell table:formula="of:=[.G77]-[.F77]" office:value-type="float" office:value="0.188087999999993" calcext:value-type="float">
            <text:p>0.188088</text:p>
          </table:table-cell>
          <table:table-cell table:formula="of:=[.H77]-[.G77]" office:value-type="float" office:value="0.942864" calcext:value-type="float">
            <text:p>0.942864</text:p>
          </table:table-cell>
          <table:table-cell table:formula="of:=[.I77]-[.H77]" office:value-type="float" office:value="2.755848" calcext:value-type="float">
            <text:p>2.755848</text:p>
          </table:table-cell>
          <table:table-cell table:formula="of:=[.J77]-[.I77]" office:value-type="float" office:value="0.335416000000009" calcext:value-type="float">
            <text:p>0.335416</text:p>
          </table:table-cell>
          <table:table-cell table:formula="of:=[.K77]-[.J77]" office:value-type="float" office:value="0.267527999999999" calcext:value-type="float">
            <text:p>0.267528</text:p>
          </table:table-cell>
          <table:table-cell table:formula="of:=[.L77]-[.K77]" office:value-type="float" office:value="-2.153784" calcext:value-type="float">
            <text:p>-2.153784</text:p>
          </table:table-cell>
          <table:table-cell table:formula="of:=[.M77]-[.L77]" office:value-type="float" office:value="-1.867824" calcext:value-type="float">
            <text:p>-1.867824</text:p>
          </table:table-cell>
          <table:table-cell table:formula="of:=[.N77]-[.M77]" office:value-type="float" office:value="2.85685599999999" calcext:value-type="float">
            <text:p>2.856856</text:p>
          </table:table-cell>
          <table:table-cell table:formula="of:=[.O77]-[.N77]" office:value-type="float" office:value="-3.933088" calcext:value-type="float">
            <text:p>-3.933088</text:p>
          </table:table-cell>
        </table:table-row>
        <table:table-row table:style-name="ro1">
          <table:table-cell/>
          <table:table-cell table:formula="of:=[.B78]-[.A78]" office:value-type="float" office:value="30.398592" calcext:value-type="float">
            <text:p>30.398592</text:p>
          </table:table-cell>
          <table:table-cell table:formula="of:=[.C78]-[.B78]" office:value-type="float" office:value="-2.30439999999999" calcext:value-type="float">
            <text:p>-2.3044</text:p>
          </table:table-cell>
          <table:table-cell table:formula="of:=[.D78]-[.C78]" office:value-type="float" office:value="-1.25620800000002" calcext:value-type="float">
            <text:p>-1.256208</text:p>
          </table:table-cell>
          <table:table-cell table:formula="of:=[.E78]-[.D78]" office:value-type="float" office:value="2.194232" calcext:value-type="float">
            <text:p>2.194232</text:p>
          </table:table-cell>
          <table:table-cell table:formula="of:=[.F78]-[.E78]" office:value-type="float" office:value="0.407720000000012" calcext:value-type="float">
            <text:p>0.40772</text:p>
          </table:table-cell>
          <table:table-cell table:formula="of:=[.G78]-[.F78]" office:value-type="float" office:value="1.75883999999999" calcext:value-type="float">
            <text:p>1.75884</text:p>
          </table:table-cell>
          <table:table-cell table:formula="of:=[.H78]-[.G78]" office:value-type="float" office:value="-0.249415999999997" calcext:value-type="float">
            <text:p>-0.249416</text:p>
          </table:table-cell>
          <table:table-cell table:formula="of:=[.I78]-[.H78]" office:value-type="float" office:value="1.65024" calcext:value-type="float">
            <text:p>1.65024</text:p>
          </table:table-cell>
          <table:table-cell table:formula="of:=[.J78]-[.I78]" office:value-type="float" office:value="1.105368" calcext:value-type="float">
            <text:p>1.105368</text:p>
          </table:table-cell>
          <table:table-cell table:formula="of:=[.K78]-[.J78]" office:value-type="float" office:value="3.28107200000002" calcext:value-type="float">
            <text:p>3.281072</text:p>
          </table:table-cell>
          <table:table-cell table:formula="of:=[.L78]-[.K78]" office:value-type="float" office:value="-4.68982400000002" calcext:value-type="float">
            <text:p>-4.689824</text:p>
          </table:table-cell>
          <table:table-cell table:formula="of:=[.M78]-[.L78]" office:value-type="float" office:value="-3.32854399999999" calcext:value-type="float">
            <text:p>-3.328544</text:p>
          </table:table-cell>
          <table:table-cell table:formula="of:=[.N78]-[.M78]" office:value-type="float" office:value="4.19494399999999" calcext:value-type="float">
            <text:p>4.194944</text:p>
          </table:table-cell>
          <table:table-cell table:formula="of:=[.O78]-[.N78]" office:value-type="float" office:value="-1.90766399999998" calcext:value-type="float">
            <text:p>-1.907664</text:p>
          </table:table-cell>
        </table:table-row>
        <table:table-row table:style-name="ro1">
          <table:table-cell/>
          <table:table-cell table:formula="of:=[.B79]-[.A79]" office:value-type="float" office:value="30.418432" calcext:value-type="float">
            <text:p>30.418432</text:p>
          </table:table-cell>
          <table:table-cell table:formula="of:=[.C79]-[.B79]" office:value-type="float" office:value="-2.42912800000002" calcext:value-type="float">
            <text:p>-2.429128</text:p>
          </table:table-cell>
          <table:table-cell table:formula="of:=[.D79]-[.C79]" office:value-type="float" office:value="-1.149528" calcext:value-type="float">
            <text:p>-1.149528</text:p>
          </table:table-cell>
          <table:table-cell table:formula="of:=[.E79]-[.D79]" office:value-type="float" office:value="2.34340800000001" calcext:value-type="float">
            <text:p>2.343408</text:p>
          </table:table-cell>
          <table:table-cell table:formula="of:=[.F79]-[.E79]" office:value-type="float" office:value="0.280856" calcext:value-type="float">
            <text:p>0.280856</text:p>
          </table:table-cell>
          <table:table-cell table:formula="of:=[.G79]-[.F79]" office:value-type="float" office:value="1.697216" calcext:value-type="float">
            <text:p>1.697216</text:p>
          </table:table-cell>
          <table:table-cell table:formula="of:=[.H79]-[.G79]" office:value-type="float" office:value="-0.0794879999999978" calcext:value-type="float">
            <text:p>-0.079488</text:p>
          </table:table-cell>
          <table:table-cell table:formula="of:=[.I79]-[.H79]" office:value-type="float" office:value="1.50468800000002" calcext:value-type="float">
            <text:p>1.504688</text:p>
          </table:table-cell>
          <table:table-cell table:formula="of:=[.J79]-[.I79]" office:value-type="float" office:value="1.17311999999998" calcext:value-type="float">
            <text:p>1.17312</text:p>
          </table:table-cell>
          <table:table-cell table:formula="of:=[.K79]-[.J79]" office:value-type="float" office:value="3.23115200000001" calcext:value-type="float">
            <text:p>3.231152</text:p>
          </table:table-cell>
          <table:table-cell table:formula="of:=[.L79]-[.K79]" office:value-type="float" office:value="-4.21431200000001" calcext:value-type="float">
            <text:p>-4.214312</text:p>
          </table:table-cell>
          <table:table-cell table:formula="of:=[.M79]-[.L79]" office:value-type="float" office:value="-3.53795199999999" calcext:value-type="float">
            <text:p>-3.537952</text:p>
          </table:table-cell>
          <table:table-cell table:formula="of:=[.N79]-[.M79]" office:value-type="float" office:value="4.129232" calcext:value-type="float">
            <text:p>4.129232</text:p>
          </table:table-cell>
          <table:table-cell table:formula="of:=[.O79]-[.N79]" office:value-type="float" office:value="-2.17594400000002" calcext:value-type="float">
            <text:p>-2.175944</text:p>
          </table:table-cell>
        </table:table-row>
        <table:table-row table:style-name="ro1">
          <table:table-cell/>
          <table:table-cell table:formula="of:=[.B80]-[.A80]" office:value-type="float" office:value="51.03724" calcext:value-type="float">
            <text:p>51.03724</text:p>
          </table:table-cell>
          <table:table-cell table:formula="of:=[.C80]-[.B80]" office:value-type="float" office:value="10.05724" calcext:value-type="float">
            <text:p>10.05724</text:p>
          </table:table-cell>
          <table:table-cell table:formula="of:=[.D80]-[.C80]" office:value-type="float" office:value="8.934192" calcext:value-type="float">
            <text:p>8.934192</text:p>
          </table:table-cell>
          <table:table-cell table:formula="of:=[.E80]-[.D80]" office:value-type="float" office:value="18.296776" calcext:value-type="float">
            <text:p>18.296776</text:p>
          </table:table-cell>
          <table:table-cell table:formula="of:=[.F80]-[.E80]" office:value-type="float" office:value="13.520216" calcext:value-type="float">
            <text:p>13.520216</text:p>
          </table:table-cell>
          <table:table-cell table:formula="of:=[.G80]-[.F80]" office:value-type="float" office:value="15.020336" calcext:value-type="float">
            <text:p>15.020336</text:p>
          </table:table-cell>
          <table:table-cell table:formula="of:=[.H80]-[.G80]" office:value-type="float" office:value="13.48052" calcext:value-type="float">
            <text:p>13.48052</text:p>
          </table:table-cell>
          <table:table-cell table:formula="of:=[.I80]-[.H80]" office:value-type="float" office:value="8.85080800000003" calcext:value-type="float">
            <text:p>8.850808</text:p>
          </table:table-cell>
          <table:table-cell table:formula="of:=[.J80]-[.I80]" office:value-type="float" office:value="20.261352" calcext:value-type="float">
            <text:p>20.261352</text:p>
          </table:table-cell>
          <table:table-cell table:formula="of:=[.K80]-[.J80]" office:value-type="float" office:value="20.355736" calcext:value-type="float">
            <text:p>20.355736</text:p>
          </table:table-cell>
          <table:table-cell table:formula="of:=[.L80]-[.K80]" office:value-type="float" office:value="1.55256000000003" calcext:value-type="float">
            <text:p>1.55256</text:p>
          </table:table-cell>
          <table:table-cell table:formula="of:=[.M80]-[.L80]" office:value-type="float" office:value="3.38543199999998" calcext:value-type="float">
            <text:p>3.385432</text:p>
          </table:table-cell>
          <table:table-cell table:formula="of:=[.N80]-[.M80]" office:value-type="float" office:value="23.541584" calcext:value-type="float">
            <text:p>23.541584</text:p>
          </table:table-cell>
          <table:table-cell table:formula="of:=[.O80]-[.N80]" office:value-type="float" office:value="6.90078399999999" calcext:value-type="float">
            <text:p>6.900784</text:p>
          </table:table-cell>
        </table:table-row>
        <table:table-row table:style-name="ro1">
          <table:table-cell/>
          <table:table-cell table:formula="of:=SUM([.$B85:.B85])" office:value-type="float" office:value="51.03724" calcext:value-type="float">
            <text:p>51.03724</text:p>
          </table:table-cell>
          <table:table-cell table:formula="of:=SUM([.$B85:.C85])" office:value-type="float" office:value="61.09448" calcext:value-type="float">
            <text:p>61.09448</text:p>
          </table:table-cell>
          <table:table-cell table:formula="of:=SUM([.$B85:.D85])" office:value-type="float" office:value="70.028672" calcext:value-type="float">
            <text:p>70.028672</text:p>
          </table:table-cell>
          <table:table-cell table:formula="of:=SUM([.$B85:.E85])" office:value-type="float" office:value="88.325448" calcext:value-type="float">
            <text:p>88.325448</text:p>
          </table:table-cell>
          <table:table-cell table:formula="of:=SUM([.$B85:.F85])" office:value-type="float" office:value="101.845664" calcext:value-type="float">
            <text:p>101.845664</text:p>
          </table:table-cell>
          <table:table-cell table:formula="of:=SUM([.$B85:.G85])" office:value-type="float" office:value="116.866" calcext:value-type="float">
            <text:p>116.866</text:p>
          </table:table-cell>
          <table:table-cell table:formula="of:=SUM([.$B85:.H85])" office:value-type="float" office:value="130.34652" calcext:value-type="float">
            <text:p>130.34652</text:p>
          </table:table-cell>
          <table:table-cell table:formula="of:=SUM([.$B85:.I85])" office:value-type="float" office:value="139.197328" calcext:value-type="float">
            <text:p>139.197328</text:p>
          </table:table-cell>
          <table:table-cell table:formula="of:=SUM([.$B85:.J85])" office:value-type="float" office:value="159.45868" calcext:value-type="float">
            <text:p>159.45868</text:p>
          </table:table-cell>
          <table:table-cell table:formula="of:=SUM([.$B85:.K85])" office:value-type="float" office:value="179.814416" calcext:value-type="float">
            <text:p>179.814416</text:p>
          </table:table-cell>
          <table:table-cell table:formula="of:=SUM([.$B85:.L85])" office:value-type="float" office:value="181.366976" calcext:value-type="float">
            <text:p>181.366976</text:p>
          </table:table-cell>
          <table:table-cell table:formula="of:=SUM([.$B85:.M85])" office:value-type="float" office:value="184.752408" calcext:value-type="float">
            <text:p>184.752408</text:p>
          </table:table-cell>
          <table:table-cell table:formula="of:=SUM([.$B85:.N85])" office:value-type="float" office:value="208.293992" calcext:value-type="float">
            <text:p>208.293992</text:p>
          </table:table-cell>
          <table:table-cell table:formula="of:=SUM([.$B85:.O85])" office:value-type="float" office:value="215.194776" calcext:value-type="float">
            <text:p>215.19477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pparently the final value of 14 gates depends on the number of loops. I can get it to go as high as 380 us as opposed to the 344 us above…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1:16:13.516682083</meta:creation-date>
    <dc:date>2017-03-27T23:32:59.908295444</dc:date>
    <meta:editing-duration>PT42M42S</meta:editing-duration>
    <meta:editing-cycles>5</meta:editing-cycles>
    <meta:generator>LibreOffice/5.1.6.2$Linux_X86_64 LibreOffice_project/10m0$Build-2</meta:generator>
    <meta:document-statistic meta:table-count="1" meta:cell-count="375" meta:object-count="0"/>
  </office:meta>
</office:document-meta>
</file>